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Methods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Methods.get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Methods.defaul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Methods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Methods.protected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Methods.newInstance( TestBean t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Methods.private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Methods.setStringValue( String string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Method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Methods.newInstance( TestBean tb , int num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ndedFactoryMethods.ExtendedFactoryMethods( TestBean tb , String name , int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Methods.lis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Methods.FactoryMethods( TestBean tb , String name , int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Methods.get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Methods.null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Methods.newInstance( TestBean tb , int num , Integer someth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